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; disreg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;365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32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/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 table:number-rows-repeated="10476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0:39:28.0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4-02T11:38:31.579000000</dc:date>
    <meta:editing-duration>P10DT18H59M24S</meta:editing-duration>
    <meta:editing-cycles>3078</meta:editing-cycles>
    <meta:generator>LibreOffice/24.8.5.2$Windows_X86_64 LibreOffice_project/fddf2685c70b461e7832239a0162a77216259f22</meta:generator>
    <meta:document-statistic meta:table-count="1" meta:cell-count="3013" meta:object-count="0"/>
  </office:meta>
</office:document-meta>
</file>